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fo:font-style="normal" style:font-style-asian="normal" style:font-style-complex="normal"/>
    </style:style>
    <style:style style:name="P2"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fo:font-style="normal" style:font-style-asian="normal" style:font-style-complex="normal"/>
    </style:style>
    <style:style style:name="P3"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fo:font-style="normal" officeooo:paragraph-rsid="00221257" style:font-style-asian="normal" style:font-style-complex="normal"/>
    </style:style>
    <style:style style:name="P4"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fo:font-style="normal" officeooo:paragraph-rsid="00221257" style:font-style-asian="normal" style:font-style-complex="normal"/>
    </style:style>
    <style:style style:name="P5"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style="normal" style:font-style-asian="normal" style:font-style-complex="normal"/>
    </style:style>
    <style:style style:name="P6"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fo:font-style="normal" style:font-style-asian="normal" style:font-style-complex="normal"/>
    </style:style>
    <style:style style:name="P7" style:family="paragraph" style:parent-style-name="Heading_20_4">
      <style:paragraph-properties fo:margin-left="0cm" fo:margin-right="0cm" fo:margin-top="0cm" fo:margin-bottom="0.247cm" style:contextual-spacing="false" fo:line-height="114%" fo:text-indent="0cm" style:auto-text-indent="false"/>
      <style:text-properties style:font-name="Google Sans" fo:font-style="normal" style:font-style-asian="normal" style:font-style-complex="normal"/>
    </style:style>
    <style:style style:name="P8"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fo:font-style="italic"/>
    </style:style>
    <style:style style:name="P9"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fo:font-style="italic"/>
    </style:style>
    <style:style style:name="P10"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fo:font-style="normal" style:font-style-asian="normal" style:font-style-complex="normal"/>
    </style:style>
    <style:style style:name="P11"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fo:font-style="normal" style:font-style-asian="normal" style:font-style-complex="normal"/>
    </style:style>
    <style:style style:name="P12"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fo:font-style="italic"/>
    </style:style>
    <style:style style:name="T1" style:family="text">
      <style:text-properties style:font-name="Google Sans Text"/>
    </style:style>
    <style:style style:name="T2" style:family="text">
      <style:text-properties style:font-name="Google Sans Text" officeooo:rsid="00221257"/>
    </style:style>
    <style:style style:name="T3" style:family="text">
      <style:text-properties officeooo:rsid="00221257"/>
    </style:style>
    <style:style style:name="T4" style:family="text">
      <style:text-properties fo:font-weight="bold"/>
    </style:style>
    <style:style style:name="T5" style:family="text">
      <style:text-properties style:font-name="Google Sans Text" fo:font-style="normal" fo:font-weight="bold" style:font-style-asian="normal" style:font-style-complex="normal"/>
    </style:style>
    <style:style style:name="T6" style:family="text">
      <style:text-properties style:font-name="Google Sans Text" fo:font-style="normal" style:font-style-asian="normal" style:font-style-complex="normal"/>
    </style:style>
    <style:style style:name="T7" style:family="text">
      <style:text-properties style:font-name="Google Sans Text" fo:font-size="12pt" fo:font-style="normal" fo:background-color="transparent" loext:char-shading-value="0" style:font-style-asian="normal" style:font-style-complex="normal"/>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4c8cb736e18394e0">
        <text:p text:style-name="P1"><text:span text:style-name="T1">NOM</text:span><text:span text:style-name="T2">1</text:span><text:span text:style-name="T1"> : </text:span><text:span text:style-name="T2">Lefebvre</text:span></text:p>
        <text:p text:style-name="P2">Prénom<text:span text:style-name="T3">1</text:span> : <text:span text:style-name="T3">Romain</text:span></text:p>
        <text:p text:style-name="P2">Groupe : <text:span text:style-name="T3">B</text:span></text:p>
        <text:p text:style-name="P3"><text:span text:style-name="T1">NOM</text:span><text:span text:style-name="T2">2</text:span><text:span text:style-name="T1"> : </text:span><text:span text:style-name="T2">Morin</text:span></text:p>
        <text:p text:style-name="P4">Prénom<text:span text:style-name="T3">2</text:span> : <text:span text:style-name="T3">Baptiste</text:span></text:p>
        <text:p text:style-name="P5"><text:span text:style-name="T4">Titre du projet :</text:span> Tréflexion (Le Poker Solitaire)</text:p>
        <text:p text:style-name="P2">Concept Ludo-pédagogique :</text:p>
        <text:p text:style-name="P2">Ce logiciel est un jeu de réflexion et de stratégie basé sur les probabilités. L'objectif est de remplir une grille de 5x5 cases avec des cartes piochées une par une pour former des combinaisons (suites, paires, couleurs) horizontalement et verticalement.</text:p>
        <text:p text:style-name="P2">Intérêt pédagogique :</text:p>
        <text:p text:style-name="P2">Contrairement à un jeu de hasard pur, l'élève doit faire appel à des notions de combinatoire et d'optimisation :</text:p>
        <text:list text:style-name="L1">
          <text:list-item>
            <text:p text:style-name="P6"><text:span text:style-name="T4">Calcul de probabilités :</text:span> Estimer le risque de placer une carte à un endroit précis en fonction des cartes restantes.</text:p>
          </text:list-item>
          <text:list-item>
            <text:p text:style-name="P6"><text:span text:style-name="T4">Planification spatiale :</text:span> Gérer un espace contraint (la grille ne change pas une fois la carte posée).</text:p>
          </text:list-item>
          <text:list-item>
            <text:p text:style-name="P6"><text:span text:style-name="T4">Logique :</text:span> Comprendre les intersections (une carte sert à la fois pour une ligne et une colonne).</text:p>
          </text:list-item>
        </text:list>
        <text:p text:style-name="P5">Le jeu utilise le système de points "Américain", qui récompense la difficulté statistique réelle (ex: une couleur est plus difficile à obtenir qu'un Full sur une grille 5x5), renforçant la logique mathématique.</text:p>
        <text:h text:style-name="P7" text:outline-level="4">Affichage texte</text:h>
        <text:list text:style-name="L2">
          <text:list-item>
            <text:p text:style-name="P8"><text:span text:style-name="T5">Interface graphique en ASCII Art :</text:span><text:span text:style-name="T6"> Utilisation de fichiers templates externes (</text:span><text:span text:style-name="Source_20_Text"><text:span text:style-name="T6">acceuil.txt</text:span></text:span><text:span text:style-name="T6">, </text:span><text:span text:style-name="Source_20_Text"><text:span text:style-name="T6">carte.txt</text:span></text:span><text:span text:style-name="T6">, </text:span><text:span text:style-name="Source_20_Text"><text:span text:style-name="T6">resultat.txt</text:span></text:span><text:span text:style-name="T6">) chargés dynamiquement par la fonction </text:span><text:span text:style-name="Source_20_Text"><text:span text:style-name="T6">LireTemplate</text:span></text:span><text:span text:style-name="T6"> pour créer des décors immersifs</text:span><text:span text:style-name="T7">777777777</text:span><text:span text:style-name="T6">.</text:span></text:p>
          </text:list-item>
          <text:list-item>
            <text:p text:style-name="P8"><text:span text:style-name="T5">Rendu dynamique :</text:span><text:span text:style-name="T6"> Fonction </text:span><text:span text:style-name="Source_20_Text"><text:span text:style-name="T6">RendreBuffer</text:span></text:span><text:span text:style-name="T6"> et </text:span><text:span text:style-name="Source_20_Text"><text:span text:style-name="T6">EcrireDansBuffer</text:span></text:span><text:span text:style-name="T6"> permettant de superposer les informations de jeu (cartes, scores) sur le décor de fond sans réécrire tout l'écran manuellement.</text:span></text:p>
          </text:list-item>
          <text:list-item>
            <text:p text:style-name="P8"><text:span text:style-name="T5">Gestion des couleurs :</text:span><text:span text:style-name="T6"> Utilisation de codes ANSI (implémentés via </text:span><text:span text:style-name="Source_20_Text"><text:span text:style-name="T6">WHITE + BG_BLACK</text:span></text:span><text:span text:style-name="T6"> dans le code) pour améliorer la lisibilité des cartes et de la grille.</text:span></text:p>
          </text:list-item>
        </text:list>
        <text:h text:style-name="P7" text:outline-level="4"><text:soft-page-break/>Contrôle de saisie</text:h>
        <text:list text:style-name="L3">
          <text:list-item>
            <text:p text:style-name="P9"><text:span text:style-name="T5">Validation des coordonnées :</text:span><text:span text:style-name="T6"> Le programme vérifie systématiquement que l'utilisateur entre des coordonnées situées dans la grille (1 à 5) via la fonction </text:span><text:span text:style-name="Source_20_Text"><text:span text:style-name="T6">PlacerCarte</text:span></text:span><text:span text:style-name="T6">.</text:span></text:p>
          </text:list-item>
          <text:list-item>
            <text:p text:style-name="P9"><text:span text:style-name="T5">Gestion des collisions :</text:span><text:span text:style-name="T6"> Vérification que la case cible est bien vide (</text:span><text:span text:style-name="Source_20_Text"><text:span text:style-name="T6">if (grille[lig][col] == null)</text:span></text:span><text:span text:style-name="T6">) avant de valider le coup, empêchant l'écrasement d'une carte existante.</text:span></text:p>
          </text:list-item>
          <text:list-item>
            <text:p text:style-name="P10"><text:span text:style-name="T4">Boucle de sécurité :</text:span> Tant que la saisie est invalide (hors limites ou case occupée), le programme redemande les coordonnées sans planter.</text:p>
          </text:list-item>
        </text:list>
        <text:h text:style-name="P7" text:outline-level="4">Sauvegarde de la partie (Rejouabilité)</text:h>
        <text:list text:style-name="L4">
          <text:list-item>
            <text:p text:style-name="P11"><text:span text:style-name="T4">Système de "Seed" (Graine) :</text:span> Plutôt qu'un fichier binaire, le jeu utilise une sauvegarde procédurale. Chaque partie est générée par une chaîne de caractères unique (la Seed, ex: "A1B2C3").</text:p>
          </text:list-item>
          <text:list-item>
            <text:p text:style-name="P12"><text:span text:style-name="T5">Fonctionnalité :</text:span><text:span text:style-name="T6"> L'utilisateur peut noter sa Seed en fin de partie et la rentrer au menu principal (</text:span><text:span text:style-name="Source_20_Text"><text:span text:style-name="T6">LancerPartieAvecSeed</text:span></text:span><text:span text:style-name="T6">) pour rejouer exactement la même configuration de cartes. Cela permet aux élèves de comparer leurs scores sur une même distribution de hasard (compétition équitable).</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11-15T16:06:07.849912501</meta:creation-date>
    <dc:date>2025-12-15T15:45:39.145132985</dc:date>
    <meta:editing-duration>PT16H11M40S</meta:editing-duration>
    <meta:editing-cycles>13</meta:editing-cycles>
    <meta:generator>LibreOffice/25.2.4.3$Linux_X86_64 LibreOffice_project/33e196637044ead23f5c3226cde09b47731f7e27</meta:generator>
    <meta:document-statistic meta:table-count="0" meta:image-count="0" meta:object-count="0" meta:page-count="2" meta:paragraph-count="25" meta:word-count="415" meta:character-count="2639" meta:non-whitespace-character-count="2260"/>
  </office:meta>
</office:document-meta>
</file>